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07cm"/>
    </style:style>
    <style:style style:name="gr8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8cm" fo:padding-bottom="0.088cm" fo:padding-left="0.213cm" fo:padding-right="0.213cm"/>
    </style:style>
    <style:style style:name="gr9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3.387cm" svg:y="1.036cm">
          <text:p/>
        </draw:rect>
        <draw:g>
          <draw:circle draw:style-name="gr2" draw:text-style-name="P2" draw:layer="layout" svg:width="-0.301cm" svg:height="-0.302cm" svg:x="6.084cm" svg:y="1.442cm" draw:kind="arc" draw:start-angle="178.71" draw:end-angle="0.34">
            <text:p/>
          </draw:circle>
          <draw:circle draw:style-name="gr2" draw:text-style-name="P2" draw:layer="layout" svg:width="-0.302cm" svg:height="-0.302cm" svg:x="6.383cm" svg:y="1.439cm" draw:kind="arc" draw:start-angle="178.71" draw:end-angle="0.34">
            <text:p/>
          </draw:circle>
          <draw:circle draw:style-name="gr2" draw:text-style-name="P2" draw:layer="layout" svg:width="-0.301cm" svg:height="-0.302cm" svg:x="6.683cm" svg:y="1.442cm" draw:kind="arc" draw:start-angle="178.71" draw:end-angle="0.34">
            <text:p/>
          </draw:circle>
          <draw:circle draw:style-name="gr2" draw:text-style-name="P2" draw:layer="layout" svg:width="-0.302cm" svg:height="-0.302cm" svg:x="5.785cm" svg:y="1.439cm" draw:kind="arc" draw:start-angle="178.71" draw:end-angle="0.34">
            <text:p/>
          </draw:circle>
          <draw:circle draw:style-name="gr2" draw:text-style-name="P2" draw:layer="layout" svg:width="-0.302cm" svg:height="-0.302cm" svg:x="5.486cm" svg:y="1.439cm" draw:kind="arc" draw:start-angle="178.71" draw:end-angle="0.34">
            <text:p/>
          </draw:circle>
          <draw:line draw:style-name="gr3" draw:text-style-name="P2" draw:layer="layout" svg:x1="6.685cm" svg:y1="1.31cm" svg:x2="5.189cm" svg:y2="1.31cm">
            <text:p/>
          </draw:line>
        </draw:g>
        <draw:line draw:style-name="gr4" draw:text-style-name="P3" draw:layer="layout" svg:x1="6.685cm" svg:y1="1.29cm" svg:x2="7.62cm" svg:y2="1.29cm">
          <text:p/>
        </draw:line>
        <draw:line draw:style-name="gr4" draw:text-style-name="P3" draw:layer="layout" svg:x1="5.197cm" svg:y1="1.293cm" svg:x2="4.881cm" svg:y2="1.293cm">
          <text:p/>
        </draw:line>
        <draw:line draw:style-name="gr4" draw:text-style-name="P3" draw:layer="layout" svg:x1="2.783cm" svg:y1="1.29cm" svg:x2="3.369cm" svg:y2="1.29cm">
          <text:p/>
        </draw:line>
        <draw:frame draw:style-name="gr5" draw:layer="layout" svg:width="0.569cm" svg:height="0.667cm" svg:x="5.283cm" svg:y="0.3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656cm" svg:height="0.578cm" svg:x="2.479cm" svg:y="2.38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875cm" svg:height="0.962cm" svg:x="2.366cm" svg:y="1.33cm">
          <draw:text-box>
            <text:p>+</text:p>
          </draw:text-box>
        </draw:frame>
        <draw:frame draw:style-name="gr7" draw:layer="layout" svg:width="0.304cm" svg:height="0.962cm" svg:x="2.591cm" svg:y="2.969cm">
          <draw:text-box>
            <text:p>-</text:p>
          </draw:text-box>
        </draw:frame>
        <draw:line draw:style-name="gr8" draw:text-style-name="P3" draw:layer="layout" svg:x1="7.62cm" svg:y1="4.104cm" svg:x2="7.62cm" svg:y2="1.29cm">
          <text:p/>
        </draw:line>
        <draw:line draw:style-name="gr4" draw:text-style-name="P3" draw:layer="layout" svg:x1="7.62cm" svg:y1="4.104cm" svg:x2="2.773cm" svg:y2="4.104cm">
          <text:p/>
        </draw:line>
        <draw:line draw:style-name="gr9" draw:text-style-name="P3" draw:layer="layout" svg:x1="3.383cm" svg:y1="0.69cm" svg:x2="5.222cm" svg:y2="0.69cm">
          <text:p/>
        </draw:line>
        <draw:frame draw:style-name="gr5" draw:layer="layout" svg:width="0.72cm" svg:height="1.118cm" svg:x="3.791cm" svg:y="1.5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994cm" svg:height="0.588cm" svg:x="5.405cm" svg:y="1.624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subsup>
        <math:mi>R</math:mi>
        <math:mn>2</math:mn>
        <math:mi>'</math:mi>
      </math:msubsup>
      <math:mi>s</math:mi>
    </math:mfrac>
    <math:annotation math:encoding="StarMath 5.0">{R_2^{'}} over s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n>2</math:mn>
        <math:mi>'</math:mi>
      </math:msubsup>
      <math:mo math:stretchy="false">ˆ</math:mo>
    </math:mover>
    <math:annotation math:encoding="StarMath 5.0">hat I_2^{'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n>2</math:mn>
        <math:mi>'</math:mi>
      </math:msubsup>
    </math:mrow>
    <math:annotation math:encoding="StarMath 5.0">j X_2^{'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n>1</math:mn>
      </math:msub>
      <math:mo math:stretchy="false">ˆ</math:mo>
    </math:mover>
    <math:annotation math:encoding="StarMath 5.0">hat E_1</math:annotation>
  </math:semantics>
</math:math>
</file>